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  <style:text-properties style:font-name="Times New Roman" officeooo:rsid="002dae90" officeooo:paragraph-rsid="002dae90"/>
    </style:style>
    <style:style style:name="P5" style:family="paragraph" style:parent-style-name="Contents_20_Heading">
      <style:paragraph-properties fo:text-align="center" style:justify-single-word="false"/>
      <style:text-properties style:font-name="Times New Roman" officeooo:rsid="00695317" officeooo:paragraph-rsid="00695317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2d4f49" officeooo:paragraph-rsid="002d4f49"/>
    </style:style>
    <style:style style:name="P10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2d4f49" officeooo:paragraph-rsid="002d4f49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3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/>
      <style:text-properties officeooo:paragraph-rsid="001be86d"/>
    </style:style>
    <style:style style:name="P24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26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28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language="en" fo:country="US" officeooo:rsid="001acaee" officeooo:paragraph-rsid="001acaee"/>
    </style:style>
    <style:style style:name="P29" style:family="paragraph" style:parent-style-name="Standard">
      <style:paragraph-properties fo:line-height="150%" fo:text-align="justify" style:justify-single-word="false" fo:text-indent="0.4917in" style:auto-text-indent="false"/>
      <style:text-properties officeooo:rsid="00199156" officeooo:paragraph-rsid="00199156"/>
    </style:style>
    <style:style style:name="P30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officeooo:rsid="001a6c98" officeooo:paragraph-rsid="001a6c98"/>
    </style:style>
    <style:style style:name="P31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1f6b91" officeooo:paragraph-rsid="001f6b91" fo:background-color="transparent"/>
    </style:style>
    <style:style style:name="P32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25ada8" officeooo:paragraph-rsid="0025ada8" fo:background-color="transparent"/>
    </style:style>
    <style:style style:name="P33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28d516" officeooo:paragraph-rsid="0028d516" fo:background-color="transparent"/>
    </style:style>
    <style:style style:name="P34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44fdde" officeooo:paragraph-rsid="0044fdde" fo:background-color="transparent"/>
    </style:style>
    <style:style style:name="P35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47fe68" officeooo:paragraph-rsid="0047fe68" fo:background-color="transparent"/>
    </style:style>
    <style:style style:name="P36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1acaee" officeooo:paragraph-rsid="001acaee" fo:background-color="transparent"/>
    </style:style>
    <style:style style:name="P37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1acaee" officeooo:paragraph-rsid="001f6b91" fo:background-color="transparent"/>
    </style:style>
    <style:style style:name="P38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280526" officeooo:paragraph-rsid="00280526" fo:background-color="transparen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5pt" fo:font-weight="normal" fo:background-color="transparen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5pt" fo:font-weight="normal" officeooo:paragraph-rsid="005d324d" fo:background-color="transparen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5pt" fo:font-weight="normal" officeooo:paragraph-rsid="0060032e" fo:background-color="transparen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5pt" fo:font-weight="normal" officeooo:paragraph-rsid="0060032e" fo:background-color="transparen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5aa958" officeooo:paragraph-rsid="005aa958" fo:background-color="transparent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5aa958" officeooo:paragraph-rsid="0060032e" fo:background-color="transparent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5bf19e" officeooo:paragraph-rsid="005bf19e" fo:background-color="transparen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5bf19e" officeooo:paragraph-rsid="0060032e" fo:background-color="transparen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background-color="transparen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background-color="transparen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officeooo:paragraph-rsid="0060032e" fo:background-color="transparen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officeooo:paragraph-rsid="0060032e" fo:background-color="transparen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60032e" fo:background-color="transparen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59e87b" fo:background-color="transparen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officeooo:paragraph-rsid="00642334" fo:background-color="transparent"/>
    </style:style>
    <style:style style:name="P55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/>
      <style:text-properties fo:language="ru" fo:country="RU" officeooo:rsid="001d4829" officeooo:paragraph-rsid="001d4829"/>
    </style:style>
    <style:style style:name="P56" style:family="paragraph" style:parent-style-name="Standard">
      <style:paragraph-properties fo:margin-left="0in" fo:margin-right="0in" fo:margin-top="0.0398in" fo:margin-bottom="0.0398in" style:contextual-spacing="false" fo:line-height="150%"/>
      <style:text-properties fo:language="ru" fo:country="RU"/>
    </style:style>
    <style:style style:name="P57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58" style:family="paragraph" style:parent-style-name="Text_20_body">
      <style:paragraph-properties fo:text-align="center" style:justify-single-word="false"/>
      <style:text-properties officeooo:rsid="0059e87b" officeooo:paragraph-rsid="0060032e"/>
    </style:style>
    <style:style style:name="P59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fo:language="ru" fo:country="RU" officeooo:rsid="005aa958" officeooo:paragraph-rsid="005aa958" fo:background-color="transparent"/>
    </style:style>
    <style:style style:name="P60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fo:language="ru" fo:country="RU" officeooo:rsid="005aa958" officeooo:paragraph-rsid="0060032e" fo:background-color="transparent"/>
    </style:style>
    <style:style style:name="P61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fo:language="ru" fo:country="RU" officeooo:rsid="005bf19e" officeooo:paragraph-rsid="005bf19e" fo:background-color="transparent"/>
    </style:style>
    <style:style style:name="P62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fo:language="ru" fo:country="RU" officeooo:rsid="005bf19e" officeooo:paragraph-rsid="0060032e" fo:background-color="transparent"/>
    </style:style>
    <style:style style:name="P63" style:family="paragraph" style:parent-style-name="Text_20_body">
      <style:paragraph-properties fo:line-height="100%" fo:text-align="center" style:justify-single-word="false"/>
      <style:text-properties fo:color="#000000" loext:opacity="100%" style:font-name="Times New Roman" fo:language="ru" fo:country="RU" officeooo:rsid="005bf19e" officeooo:paragraph-rsid="005bf19e" fo:background-color="transparent"/>
    </style:style>
    <style:style style:name="P64" style:family="paragraph" style:parent-style-name="Text_20_body">
      <style:paragraph-properties fo:line-height="100%" fo:text-align="center" style:justify-single-word="false"/>
      <style:text-properties fo:color="#000000" loext:opacity="100%" style:font-name="Times New Roman" fo:language="ru" fo:country="RU" officeooo:rsid="005bf19e" officeooo:paragraph-rsid="0060032e" fo:background-color="transparent"/>
    </style:style>
    <style:style style:name="P65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officeooo:rsid="0059e87b" officeooo:paragraph-rsid="0060032e" fo:background-color="transparent"/>
    </style:style>
    <style:style style:name="P66" style:family="paragraph" style:parent-style-name="Text_20_body">
      <style:paragraph-properties fo:line-height="100%" fo:text-align="center" style:justify-single-word="false"/>
      <style:text-properties fo:color="#000000" loext:opacity="100%" style:font-name="Times New Roman" officeooo:rsid="005aa958" officeooo:paragraph-rsid="0060032e" fo:background-color="transparent"/>
    </style:style>
    <style:style style:name="P67" style:family="paragraph" style:parent-style-name="Text_20_body">
      <style:paragraph-properties fo:line-height="100%" fo:text-align="center" style:justify-single-word="false"/>
      <style:text-properties fo:color="#000000" loext:opacity="100%" style:font-name="Times New Roman" officeooo:rsid="005aa958" officeooo:paragraph-rsid="005aa958" fo:background-color="transparen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 style:font-size-complex="14pt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10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11" style:family="text">
      <style:text-properties style:font-name-complex="Times New Roman1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199156" style:font-name-complex="Times New Roman1" style:font-size-complex="14pt"/>
    </style:style>
    <style:style style:name="T14" style:family="text">
      <style:text-properties officeooo:rsid="001a6c98" style:font-name-complex="Times New Roman1" style:font-size-complex="14pt"/>
    </style:style>
    <style:style style:name="T15" style:family="text">
      <style:text-properties officeooo:rsid="001c1d06" style:font-name-complex="Times New Roman1" style:font-size-complex="14pt"/>
    </style:style>
    <style:style style:name="T16" style:family="text">
      <style:text-properties fo:color="#ff0000" loext:opacity="100%" style:font-name-complex="Times New Roman1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complex="Times New Roman1" style:font-size-complex="14pt"/>
    </style:style>
    <style:style style:name="T19" style:family="text">
      <style:text-properties fo:language="en" fo:country="US" officeooo:rsid="001c1d06" style:font-name-complex="Times New Roman1" style:font-size-complex="14pt"/>
    </style:style>
    <style:style style:name="T20" style:family="text">
      <style:text-properties fo:language="en" fo:country="US" fo:font-style="italic" style:font-style-asian="italic" style:font-name-complex="Times New Roman1" style:font-size-complex="14pt" style:font-style-complex="italic"/>
    </style:style>
    <style:style style:name="T21" style:family="text">
      <style:text-properties fo:language="en" fo:country="US" officeooo:rsid="00339339"/>
    </style:style>
    <style:style style:name="T22" style:family="text">
      <style:text-properties fo:language="en" fo:country="US" officeooo:rsid="00382289"/>
    </style:style>
    <style:style style:name="T23" style:family="text">
      <style:text-properties fo:language="en" fo:country="US" officeooo:rsid="005d324d"/>
    </style:style>
    <style:style style:name="T24" style:family="text">
      <style:text-properties fo:language="en" fo:country="US" officeooo:rsid="0059e87b"/>
    </style:style>
    <style:style style:name="T25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6" style:family="text">
      <style:text-properties fo:language="ru" fo:country="RU"/>
    </style:style>
    <style:style style:name="T27" style:family="text">
      <style:text-properties fo:language="ru" fo:country="RU" style:font-name-complex="Times New Roman1" style:font-size-complex="14pt"/>
    </style:style>
    <style:style style:name="T28" style:family="text">
      <style:text-properties fo:language="ru" fo:country="RU" officeooo:rsid="002a6c7a"/>
    </style:style>
    <style:style style:name="T29" style:family="text">
      <style:text-properties fo:language="ru" fo:country="RU" officeooo:rsid="00339339"/>
    </style:style>
    <style:style style:name="T30" style:family="text">
      <style:text-properties fo:language="ru" fo:country="RU" officeooo:rsid="00382289"/>
    </style:style>
    <style:style style:name="T31" style:family="text">
      <style:text-properties fo:language="ru" fo:country="RU" officeooo:rsid="002d4f49"/>
    </style:style>
    <style:style style:name="T32" style:family="text">
      <style:text-properties fo:language="ru" fo:country="RU" officeooo:rsid="00490955"/>
    </style:style>
    <style:style style:name="T33" style:family="text">
      <style:text-properties fo:language="ru" fo:country="RU" officeooo:rsid="00526cbb"/>
    </style:style>
    <style:style style:name="T34" style:family="text">
      <style:text-properties style:font-name="Consolas" fo:font-size="15pt" fo:font-weight="normal"/>
    </style:style>
    <style:style style:name="T35" style:family="text">
      <style:text-properties fo:font-size="15pt" fo:font-weight="normal"/>
    </style:style>
    <style:style style:name="T36" style:family="text">
      <style:text-properties fo:font-size="15pt" fo:font-weight="normal" officeooo:rsid="00624d6e"/>
    </style:style>
    <style:style style:name="T37" style:family="text">
      <style:text-properties fo:font-size="15pt" fo:language="en" fo:country="US" fo:font-weight="normal" officeooo:rsid="0059e87b"/>
    </style:style>
    <style:style style:name="T38" style:family="text">
      <style:text-properties fo:color="#569cd6" loext:opacity="100%"/>
    </style:style>
    <style:style style:name="T39" style:family="text">
      <style:text-properties fo:color="#569cd6" loext:opacity="100%" style:font-name="Consolas" fo:font-size="15pt" fo:font-weight="normal"/>
    </style:style>
    <style:style style:name="T40" style:family="text">
      <style:text-properties fo:color="#569cd6" loext:opacity="100%" fo:language="en" fo:country="US"/>
    </style:style>
    <style:style style:name="T41" style:family="text">
      <style:text-properties fo:color="#569cd6" loext:opacity="100%" fo:font-size="15pt" fo:font-weight="normal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style:font-name="Consolas" fo:font-size="15pt" fo:font-weight="normal"/>
    </style:style>
    <style:style style:name="T44" style:family="text">
      <style:text-properties fo:color="#9cdcfe" loext:opacity="100%" fo:font-size="15pt" fo:font-weight="normal"/>
    </style:style>
    <style:style style:name="T45" style:family="text">
      <style:text-properties fo:color="#4ec9b0" loext:opacity="100%"/>
    </style:style>
    <style:style style:name="T46" style:family="text">
      <style:text-properties fo:color="#4ec9b0" loext:opacity="100%" style:font-name="Consolas" fo:font-size="15pt" fo:font-weight="normal"/>
    </style:style>
    <style:style style:name="T47" style:family="text">
      <style:text-properties fo:color="#4ec9b0" loext:opacity="100%" fo:font-size="15pt" fo:font-weight="normal"/>
    </style:style>
    <style:style style:name="T48" style:family="text">
      <style:text-properties fo:color="#dcdcaa" loext:opacity="100%"/>
    </style:style>
    <style:style style:name="T49" style:family="text">
      <style:text-properties fo:color="#dcdcaa" loext:opacity="100%" style:font-name="Consolas" fo:font-size="15pt" fo:font-weight="normal"/>
    </style:style>
    <style:style style:name="T50" style:family="text">
      <style:text-properties fo:color="#dcdcaa" loext:opacity="100%" fo:font-size="15pt" fo:font-weight="normal"/>
    </style:style>
    <style:style style:name="T51" style:family="text">
      <style:text-properties officeooo:rsid="001f6b91"/>
    </style:style>
    <style:style style:name="T52" style:family="text">
      <style:text-properties officeooo:rsid="002a6c7a"/>
    </style:style>
    <style:style style:name="T53" style:family="text">
      <style:text-properties fo:color="#c586c0" loext:opacity="100%"/>
    </style:style>
    <style:style style:name="T54" style:family="text">
      <style:text-properties fo:color="#c586c0" loext:opacity="100%" fo:language="en" fo:country="US"/>
    </style:style>
    <style:style style:name="T55" style:family="text">
      <style:text-properties fo:color="#c586c0" loext:opacity="100%" style:font-name="Consolas" fo:font-size="15pt" fo:font-weight="normal"/>
    </style:style>
    <style:style style:name="T56" style:family="text">
      <style:text-properties fo:color="#c586c0" loext:opacity="100%" fo:font-size="15pt" fo:font-weight="normal"/>
    </style:style>
    <style:style style:name="T57" style:family="text">
      <style:text-properties fo:color="#ce9178" loext:opacity="100%"/>
    </style:style>
    <style:style style:name="T58" style:family="text">
      <style:text-properties fo:color="#ce9178" loext:opacity="100%" fo:language="en" fo:country="US"/>
    </style:style>
    <style:style style:name="T59" style:family="text">
      <style:text-properties fo:color="#ce9178" loext:opacity="100%" style:font-name="Consolas" fo:font-size="15pt" fo:font-weight="normal"/>
    </style:style>
    <style:style style:name="T60" style:family="text">
      <style:text-properties fo:color="#ce9178" loext:opacity="100%" fo:font-size="15pt" fo:font-weight="normal"/>
    </style:style>
    <style:style style:name="T61" style:family="text">
      <style:text-properties fo:color="#d4d4d4" loext:opacity="100%" style:font-name="Consolas" fo:font-size="15pt" fo:font-weight="normal"/>
    </style:style>
    <style:style style:name="T62" style:family="text">
      <style:text-properties fo:color="#d4d4d4" loext:opacity="100%" fo:font-size="15pt" fo:font-weight="normal"/>
    </style:style>
    <style:style style:name="T63" style:family="text">
      <style:text-properties fo:color="#6a9955" loext:opacity="100%"/>
    </style:style>
    <style:style style:name="T64" style:family="text">
      <style:text-properties fo:color="#b5cea8" loext:opacity="100%" style:font-name="Consolas" fo:font-size="15pt" fo:font-weight="normal"/>
    </style:style>
    <style:style style:name="T65" style:family="text">
      <style:text-properties fo:color="#b5cea8" loext:opacity="100%" fo:font-size="15pt" fo:font-weight="normal"/>
    </style:style>
    <style:style style:name="T66" style:family="text">
      <style:text-properties officeooo:rsid="005d324d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ЫЫ<text:span text:style-name="T1">МИНОБРНАУКИ РОССИИ</text:span><text:span text:style-name="T1"/></text:p>
      <text:p text:style-name="P13" loext:marker-style-name="T1"/>
      <text:p text:style-name="P11" loext:marker-style-name="T1"><text:span text:style-name="T1">ФЕДЕРАЛЬНОЕ ГОСУДАРСТВЕННОЕ БЮДЖЕТНОЕ ОБРАЗОВАТЕЛЬНОЕ </text:span><text:span text:style-name="T1"/></text:p>
      <text:p text:style-name="P11" loext:marker-style-name="T1"><text:span text:style-name="T1">УЧРЕЖДЕНИЕ ВЫСШЕГО ОБРАЗОВАНИЯ</text:span><text:span text:style-name="T1"/></text:p>
      <text:p text:style-name="P11" loext:marker-style-name="T1"><text:span text:style-name="T1">«НИЖЕГОРОДСКИЙ ГОСУДАРСТВЕННЫЙ ТЕХНИЧЕСКИЙ</text:span><text:span text:style-name="T1"/></text:p>
      <text:p text:style-name="P11" loext:marker-style-name="T1"><text:span text:style-name="T1"><text:s/>УНИВЕРСИТЕТ ИМ. Р.Е. АЛЕКСЕЕВА»</text:span><text:span text:style-name="T1"/></text:p>
      <text:p text:style-name="P11" loext:marker-style-name="T1"><text:span text:style-name="T1">(НГТУ)</text:span><text:span text:style-name="T1"/></text:p>
      <text:p text:style-name="P14" loext:marker-style-name="T2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2">Институт радиоэлектроники и информационных технологий<text:span text:style-name="T3"/></text:p>
      <text:p text:style-name="P1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19" loext:marker-style-name="T4"/>
      <text:p text:style-name="P11" loext:marker-style-name="T4"><text:span text:style-name="T4">Контрольная работа по дисциплине </text:span><text:span text:style-name="T4"/></text:p>
      <text:p text:style-name="P11" loext:marker-style-name="T4"><text:span text:style-name="T4">«Системное программирование»</text:span><text:span text:style-name="T4"/></text:p>
      <text:p text:style-name="P16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22" loext:marker-style-name="T3"><text:span text:style-name="T3">Выполнил:</text:span><text:span text:style-name="T3"/></text:p>
      <text:p text:style-name="P25" loext:marker-style-name="T3"><text:span text:style-name="T3">Студент гр. 23-РЗ<text:tab/></text:span><text:span text:style-name="T25">____________</text:span></text:p>
      <text:p text:style-name="P26" loext:marker-style-name="T9"/>
      <text:p text:style-name="P25" loext:marker-style-name="T3"><text:span text:style-name="T3">Проверил:</text:span><text:span text:style-name="T3"/></text:p>
      <text:p text:style-name="P18" loext:marker-style-name="T3"/>
      <text:p text:style-name="P25" loext:marker-style-name="T3"><text:span text:style-name="T3">к.т.н., доцент кафедры ИРС Сидоров С.Б.</text:span><text:span text:style-name="T3"/></text:p>
      <text:p text:style-name="P25" loext:marker-style-name="T10"><text:span text:style-name="T9"><text:s text:c="64"/></text:span><text:span text:style-name="T10"><text:tab/></text:span></text:p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1"/>
      <text:p text:style-name="P20" loext:marker-style-name="T4"/>
      <text:p text:style-name="P20" loext:marker-style-name="T4"/>
      <text:p text:style-name="P11" loext:marker-style-name="T3"><text:span text:style-name="T3">Нижний Новгород</text:span><text:span text:style-name="T3"/></text:p>
      <text:p text:style-name="P11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<text:soft-page-break/>Содержание</text:p>
          </text:index-title>
          <text:p text:style-name="P2"><text:a xlink:type="simple" xlink:href="#__RefHeading___Toc4034_1917984385" text:style-name="Index_20_Link" text:visited-style-name="Index_20_Link">1. Постановка задачи<text:tab/>3</text:a></text:p>
          <text:p text:style-name="P2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2"><text:a xlink:type="simple" xlink:href="#__RefHeading___Toc4038_1917984385" text:style-name="Index_20_Link" text:visited-style-name="Index_20_Link">3. Алгоритм обработки<text:tab/>6</text:a></text:p>
          <text:p text:style-name="P2"><text:a xlink:type="simple" xlink:href="#__RefHeading___Toc4366_1917984385" text:style-name="Index_20_Link" text:visited-style-name="Index_20_Link">Приложение 1.<text:tab/>7</text:a></text:p>
          <text:p text:style-name="P3"><text:a xlink:type="simple" xlink:href="#__RefHeading___Toc4368_1917984385" text:style-name="Index_20_Link" text:visited-style-name="Index_20_Link">Версия 1.0<text:tab/>7</text:a></text:p>
          <text:p text:style-name="P3"><text:a xlink:type="simple" xlink:href="#__RefHeading___Toc4370_1917984385" text:style-name="Index_20_Link" text:visited-style-name="Index_20_Link">Версия 0.5<text:tab/>10</text:a></text:p>
          <text:p text:style-name="P3"><text:a xlink:type="simple" xlink:href="#__RefHeading___Toc4433_1917984385" text:style-name="Index_20_Link" text:visited-style-name="Index_20_Link">Версия 0.1<text:tab/>13</text:a></text:p>
        </text:index-body>
      </text:table-of-content>
      <text:p text:style-name="P27" loext:marker-style-name="T11"/>
      <text:h text:style-name="P6" text:outline-level="1"><text:bookmark-start text:name="__RefHeading___Toc4034_1917984385"/>1. Постановка задачи<text:bookmark-end text:name="__RefHeading___Toc4034_1917984385"/></text:h>
      <text:p text:style-name="P24"><text:span text:style-name="T12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3">6</text:span></text:p>
      <text:p text:style-name="P29"><text:span text:style-name="T12">Дан целочисленный массив </text:span><text:span text:style-name="T12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</text:span><text:span text:style-name="T27">из </text:span><text:span text:style-name="T20">n</text:span><text:span text:style-name="T18"> </text:span><text:span text:style-name="T27">элементов. «Сожмите» массив, выбросив из него каждый второй элемент. Для решения задачи нельзя использовать дополнительный массив.</text:span></text:p>
      <text:h text:style-name="P7" text:outline-level="1"/>
      <text:h text:style-name="P6" text:outline-level="1"><text:bookmark-start text:name="__RefHeading___Toc4036_1917984385"/>2. Архитектура программной системы<text:bookmark-end text:name="__RefHeading___Toc4036_1917984385"/></text:h>
      <text:p text:style-name="P30"><text:span text:style-name="T12">Разберём, использованный для решения поставленной задачи, абстрактный тип данных.</text:span></text:p>
      <text:p text:style-name="P28">Application <text:span text:style-name="T26">состоит из двух полей, а именно:</text:span></text:p>
      <text:p text:style-name="P56"><text:tab/>int n;</text:p>
      <text:p text:style-name="P56"><text:tab/>std::vector&lt;int&gt; array;</text:p>
      <text:p text:style-name="P23"><text:span text:style-name="T14">По условию, n – количество элементов исходного массива. </text:span><text:span text:style-name="T15">Для хранения элементов массива, была применяется вектор из &lt;</text:span><text:span text:style-name="T19">vector&gt;. </text:span></text:p>
      <text:p text:style-name="P23"><text:span text:style-name="T19"/></text:p>
      <text:p text:style-name="P55"><text:span text:style-name="T15"><text:tab/></text:span><text:span text:style-name="T12">В качестве основных функций в приложении, можно выделить:</text:span></text:p>
      <text:p text:style-name="P55"><text:span text:style-name="T12"/></text:p>
      <text:p text:style-name="P36">int app_run(Application&amp; app);</text:p>
      <text:p text:style-name="P36">bool app_begin(Application&amp; app);</text:p>
      <text:p text:style-name="P36">bool app_process(Application&amp; app);</text:p>
      <text:p text:style-name="P36">bool app_end(Application&amp; app);</text:p>
      <text:p text:style-name="P36"/>
      <text:p text:style-name="P31">app_run – <text:span text:style-name="T26">отвечает за запуск приложения в функции </text:span>main<text:span text:style-name="T26">, принимая на вход ссылку на переменную </text:span>app <text:span text:style-name="T26">по типу АТД. В </text:span>main <text:span text:style-name="T26">возвращается целочисленное значение, в качестве индикации успешности исполнения приложения.</text:span></text:p>
      <text:p text:style-name="P37">app_begin — <text:span text:style-name="T51">отвечает за запрос данных у пользователя — т. е. За заполнение вектора.</text:span></text:p>
      <text:p text:style-name="P32">app_process – <text:span text:style-name="T26">отвечает за «сжатие» массива данных.</text:span></text:p>
      <text:p text:style-name="P32">app_end – <text:span text:style-name="T26">отвечает за отображение пользователю получившегося массива данных.</text:span></text:p>
      <text:p text:style-name="P38"/>
      <text:p text:style-name="P38">Так же, для взаимодействия с вектором, был введён модуль <text:span text:style-name="T17">vector, </text:span>в котором присутствуют следующие функции:</text:p>
      <text:p text:style-name="P38"/>
      <text:p text:style-name="P36"><text:soft-page-break/>bool vector_push(std::vector&lt;int&gt;&amp; vector, int value);</text:p>
      <text:p text:style-name="P36">bool vector_erase(std::vector&lt;int&gt;&amp; vector, int index);</text:p>
      <text:p text:style-name="P36">bool vector_display(std::vector&lt;int&gt;&amp; vector);</text:p>
      <text:p text:style-name="P36">int vector_size(std::vector&lt;int&gt;&amp; vector);</text:p>
      <text:p text:style-name="P36"/>
      <text:p text:style-name="P34">vector_push – <text:span text:style-name="T26">отвечает за добавление элементов в конец вектора.</text:span></text:p>
      <text:p text:style-name="P33">vector_erase – <text:span text:style-name="T26">выполняет функцию «сжатия», принимая на вход ссылку на вектор и итератор цикла</text:span> i<text:span text:style-name="T26"> из функции</text:span> app_process.</text:p>
      <text:p text:style-name="P33"><text:span text:style-name="T52">vector_display – </text:span><text:span text:style-name="T28">позволяет просмотреть все элементы вектора на стандартном устройстве ввода.</text:span></text:p>
      <text:p text:style-name="P35">vector_size – <text:span text:style-name="T26">возвращает количество элементов в переданном в качестве аргумента, </text:span><text:span text:style-name="T32">векторе</text:span><text:span text:style-name="T26">.</text:span></text:p>
      <text:h text:style-name="P7" text:outline-level="1"><text:span text:style-name="T31"/></text:h>
      <text:h text:style-name="P6" text:outline-level="1"><text:bookmark-start text:name="__RefHeading___Toc4038_1917984385"/>3. Алгоритм обработки<text:bookmark-end text:name="__RefHeading___Toc4038_1917984385"/></text:h>
      <text:p text:style-name="P9"><text:tab/>Вы<text:span text:style-name="T29">полнение кода начинается в функции </text:span><text:span text:style-name="T21">main, </text:span><text:span text:style-name="T29">естественно. Сначала мы объявляем переменную </text:span><text:span text:style-name="T21">app </text:span><text:span text:style-name="T29">по типу АТД </text:span><text:span text:style-name="T21">Application, </text:span><text:span text:style-name="T29">его мы используем для хранения массива и числа </text:span><text:span text:style-name="T21">n. </text:span><text:span text:style-name="T30">После этого, мы вызываем основную исполняемую функцию приложение — </text:span><text:span text:style-name="T22">app_run, </text:span><text:span text:style-name="T30">передавая ей нашу переменную АТД. Возвращаемое значение </text:span><text:span text:style-name="T22">app_run </text:span><text:span text:style-name="T30">напрямую возвращается в </text:span><text:span text:style-name="T22">main, </text:span><text:span text:style-name="T30">но это не обязательно, и зависит от программного комплекса, в который будет встроено данное приложение. </text:span></text:p>
      <text:p text:style-name="P10"><text:span text:style-name="T30"><text:tab/></text:span><text:span text:style-name="T33">Далее, по очереди, вызываются функции запроса данных у пользователя, обработки массива, и выдачи полученного результата на стандартное устройство вывода. </text:span></text:p>
      <text:h text:style-name="P6" text:outline-level="1" text:is-list-header="true"><text:bookmark-start text:name="__RefHeading___Toc4366_1917984385"/><text:span text:style-name="T33">П</text:span><text:span text:style-name="T26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57">Файл <text:span text:style-name="T17">main.cpp</text:span></text:p>
      <text:p text:style-name="P53"><text:span text:style-name="T37">#include "application.h"</text:span></text:p>
      <text:p text:style-name="P39">int main(){</text:p>
      <text:p text:style-name="P48"/>
      <text:p text:style-name="P54"><text:span text:style-name="T35">    std::cout &lt;&lt; "Array shortener program!" &lt;&lt; std::endl;</text:span></text:p>
      <text:p text:style-name="P49">    <text:span text:style-name="T35">Application app;</text:span></text:p>
      <text:p text:style-name="P49">    <text:span text:style-name="T35">int ret = app_run(app);</text:span></text:p>
      <text:p text:style-name="P48"/>
      <text:p text:style-name="P49">    <text:span text:style-name="T35">return ret;</text:span></text:p>
      <text:p text:style-name="P39">}</text:p>
      <text:p text:style-name="P67"><text:span text:style-name="T26">Файл </text:span><text:span text:style-name="T17">application.h</text:span></text:p>
      <text:p text:style-name="P59"><text:span text:style-name="T17"/></text:p>
      <text:p text:style-name="P44"><text:span text:style-name="T17">#ifndef NNTU_APPLICATION_H</text:span></text:p>
      <text:p text:style-name="P39">#define NNTU_APPLICATION_H</text:p>
      <text:p text:style-name="P48"/>
      <text:p text:style-name="P41">#include <text:span text:style-name="T24">"</text:span>vector.<text:span text:style-name="T23">h</text:span><text:span text:style-name="T24">"</text:span></text:p>
      <text:p text:style-name="P49"/>
      <text:p text:style-name="P39">typedef struct Application{</text:p>
      <text:p text:style-name="P49">    <text:span text:style-name="T35">int n;</text:span></text:p>
      <text:p text:style-name="P49">    <text:span text:style-name="T35">std::vector&lt;int&gt; array;</text:span></text:p>
      <text:p text:style-name="P39">}Application;</text:p>
      <text:p text:style-name="P48"/>
      <text:p text:style-name="P39">int app_run(Application&amp; app);</text:p>
      <text:p text:style-name="P39">bool app_begin(Application&amp; app);</text:p>
      <text:p text:style-name="P39">bool app_process(Application&amp; app);</text:p>
      <text:p text:style-name="P39">bool app_end(Application&amp; app);</text:p>
      <text:p text:style-name="P48"/>
      <text:p text:style-name="P39">#endif //NNTU_APPLICATION_H</text:p>
      <text:p text:style-name="P40"/>
      <text:p text:style-name="P63">Файл <text:span text:style-name="T17">application.cpp</text:span></text:p>
      <text:p text:style-name="P46"><text:span text:style-name="T17">#include "application.h"</text:span></text:p>
      <text:p text:style-name="P49"/>
      <text:p text:style-name="P39">int app_run(Application&amp; app){</text:p>
      <text:p text:style-name="P49">    <text:span text:style-name="T35">app_begin(app);</text:span></text:p>
      <text:p text:style-name="P49">    <text:span text:style-name="T35">app_process(app);</text:span></text:p>
      <text:p text:style-name="P49">    <text:span text:style-name="T35">app_end(app);</text:span></text:p>
      <text:p text:style-name="P49"><text:soft-page-break/>    <text:span text:style-name="T35">return 0;</text:span></text:p>
      <text:p text:style-name="P39">}</text:p>
      <text:p text:style-name="P48"/>
      <text:p text:style-name="P39">bool app_begin(Application&amp; app){</text:p>
      <text:p text:style-name="P49">    <text:span text:style-name="T35">std::cout &lt;&lt; "What's n?" &lt;&lt; std::endl;</text:span></text:p>
      <text:p text:style-name="P49">    <text:span text:style-name="T35">std::cin &gt;&gt; app.n;</text:span></text:p>
      <text:p text:style-name="P49">    <text:span text:style-name="T35">int temp_read_value;</text:span></text:p>
      <text:p text:style-name="P49">    <text:span text:style-name="T35">for (int i = 0; i &lt; app.n; ++i){</text:span></text:p>
      <text:p text:style-name="P49">        <text:span text:style-name="T35">std::cout &lt;&lt; "&lt;" &lt;&lt; i+1 &lt;&lt; " of " &lt;&lt; app.n &lt;&lt; "&gt;" &lt;&lt; " item assigning:" &lt;&lt; std::endl;</text:span></text:p>
      <text:p text:style-name="P49">        <text:span text:style-name="T35">std::cout &lt;&lt; "Input a value:" &lt;&lt; std::endl;</text:span></text:p>
      <text:p text:style-name="P49">        <text:span text:style-name="T35">std::cin &gt;&gt; temp_read_value;</text:span></text:p>
      <text:p text:style-name="P49">        <text:span text:style-name="T35">vector_push(app.array, temp_read_value);</text:span></text:p>
      <text:p text:style-name="P49">    <text:span text:style-name="T35">}</text:span></text:p>
      <text:p text:style-name="P49">    <text:span text:style-name="T35">std::cout &lt;&lt; "Initial vector is: ";</text:span></text:p>
      <text:p text:style-name="P49">    <text:span text:style-name="T35">vector_display(app.array);</text:span></text:p>
      <text:p text:style-name="P49">    <text:span text:style-name="T35">return true;</text:span></text:p>
      <text:p text:style-name="P39">}</text:p>
      <text:p text:style-name="P48"/>
      <text:p text:style-name="P39">bool app_process(Application&amp; app){</text:p>
      <text:p text:style-name="P49">    <text:span text:style-name="T35">for (int i = 1; i &lt; vector_size(app.array); ++i){</text:span></text:p>
      <text:p text:style-name="P49">        <text:span text:style-name="T35">vector_erase(app.array, i);</text:span></text:p>
      <text:p text:style-name="P49">    <text:span text:style-name="T35">}</text:span></text:p>
      <text:p text:style-name="P49">    <text:span text:style-name="T35">return true;</text:span></text:p>
      <text:p text:style-name="P39">}</text:p>
      <text:p text:style-name="P48"/>
      <text:p text:style-name="P39">bool app_end(Application&amp; app){</text:p>
      <text:p text:style-name="P49">    <text:span text:style-name="T35">std::cout &lt;&lt; "Processed vector is: ";</text:span></text:p>
      <text:p text:style-name="P49">    <text:span text:style-name="T35">vector_display(app.array);</text:span></text:p>
      <text:p text:style-name="P49">    <text:span text:style-name="T35">return true;</text:span></text:p>
      <text:p text:style-name="P39">}</text:p>
      <text:p text:style-name="P61"><text:span text:style-name="T17"/></text:p>
      <text:p text:style-name="P63">Файл <text:span text:style-name="T17">vector.h</text:span></text:p>
      <text:p text:style-name="P46"><text:span text:style-name="T17">#ifndef NNTU_VECTOR_H</text:span></text:p>
      <text:p text:style-name="P39">#define NNTU_VECTOR_H</text:p>
      <text:p text:style-name="P48"/>
      <text:p text:style-name="P39">#include &lt;vector&gt;</text:p>
      <text:p text:style-name="P39">#include &lt;iostream&gt;</text:p>
      <text:p text:style-name="P48"/>
      <text:p text:style-name="P39">bool vector_push(std::vector&lt;int&gt;&amp; vector, int value);</text:p>
      <text:p text:style-name="P39">bool vector_erase(std::vector&lt;int&gt;&amp; vector, int index);</text:p>
      <text:p text:style-name="P39">bool vector_display(std::vector&lt;int&gt;&amp; vector);</text:p>
      <text:p text:style-name="P39"><text:soft-page-break/>int vector_size(std::vector&lt;int&gt;&amp; vector);</text:p>
      <text:p text:style-name="P48"/>
      <text:p text:style-name="P39">#endif //NNTU_VECTOR_H</text:p>
      <text:p text:style-name="P40"/>
      <text:p text:style-name="P63">Файл <text:span text:style-name="T17">vector.cpp</text:span></text:p>
      <text:p text:style-name="P46"><text:span text:style-name="T17">#include "vector.h"</text:span></text:p>
      <text:p text:style-name="P48"/>
      <text:p text:style-name="P39">int vector_size(std::vector&lt;int&gt;&amp; vector){</text:p>
      <text:p text:style-name="P49">    <text:span text:style-name="T35">return vector.size();</text:span></text:p>
      <text:p text:style-name="P39">}</text:p>
      <text:p text:style-name="P48"/>
      <text:p text:style-name="P39">bool vector_push(std::vector&lt;int&gt;&amp; vector, int value){</text:p>
      <text:p text:style-name="P49">    <text:span text:style-name="T35">vector.push_back(value);</text:span></text:p>
      <text:p text:style-name="P49">    <text:span text:style-name="T35">return true;</text:span></text:p>
      <text:p text:style-name="P39">}</text:p>
      <text:p text:style-name="P48"/>
      <text:p text:style-name="P39">bool vector_erase(std::vector&lt;int&gt;&amp; vector, int index){</text:p>
      <text:p text:style-name="P49">    <text:span text:style-name="T35">vector.erase(vector.begin()+index);</text:span></text:p>
      <text:p text:style-name="P49">    <text:span text:style-name="T35">return true;</text:span></text:p>
      <text:p text:style-name="P39">}</text:p>
      <text:p text:style-name="P48"/>
      <text:p text:style-name="P39">bool vector_display(std::vector&lt;int&gt;&amp; vector){</text:p>
      <text:p text:style-name="P49">    <text:span text:style-name="T35">for (int i : vector) {</text:span></text:p>
      <text:p text:style-name="P49">        <text:span text:style-name="T35">std::cout &lt;&lt; i &lt;&lt; " ";</text:span></text:p>
      <text:p text:style-name="P49">    <text:span text:style-name="T35">}</text:span></text:p>
      <text:p text:style-name="P49">    <text:span text:style-name="T35">std::cout &lt;&lt; std::endl;</text:span></text:p>
      <text:p text:style-name="P49">    <text:span text:style-name="T35">return true;</text:span></text:p>
      <text:p text:style-name="P39">}</text:p>
      <text:p text:style-name="P61"><text:span text:style-name="T17"/></text:p>
      <text:h text:style-name="P8" text:outline-level="2" text:is-list-header="true"><text:bookmark-start text:name="__RefHeading___Toc4370_1917984385"/>Версия 0.5<text:bookmark-end text:name="__RefHeading___Toc4370_1917984385"/></text:h>
      <text:p text:style-name="P58">Файл <text:span text:style-name="T17">main.cpp</text:span></text:p>
      <text:p text:style-name="P52"><text:span text:style-name="T37">#include "application.h"</text:span></text:p>
      <text:p text:style-name="P42">int main(){</text:p>
      <text:p text:style-name="P50"/>
      <text:p text:style-name="P54"><text:span text:style-name="T35">    std::cout &lt;&lt; "Array shortener program!" &lt;&lt; std::endl;</text:span></text:p>
      <text:p text:style-name="P51">    <text:span text:style-name="T35">Application app;</text:span></text:p>
      <text:p text:style-name="P51">    <text:span text:style-name="T35">int ret = app_run(app);</text:span></text:p>
      <text:p text:style-name="P50"/>
      <text:p text:style-name="P51">    <text:span text:style-name="T35">return ret;</text:span></text:p>
      <text:p text:style-name="P42">}</text:p>
      <text:p text:style-name="P66"><text:span text:style-name="T26">Файл </text:span><text:span text:style-name="T17">application.h</text:span></text:p>
      <text:p text:style-name="P60"><text:span text:style-name="T17"/></text:p>
      <text:p text:style-name="P45"><text:span text:style-name="T17">#ifndef NNTU_APPLICATION_H</text:span></text:p>
      <text:p text:style-name="P42">#define NNTU_APPLICATION_H</text:p>
      <text:p text:style-name="P50"/>
      <text:p text:style-name="P42">#include <text:span text:style-name="T24">"</text:span>vector.<text:span text:style-name="T23">h</text:span><text:span text:style-name="T24">"</text:span></text:p>
      <text:p text:style-name="P51"/>
      <text:p text:style-name="P42">typedef struct Application{</text:p>
      <text:p text:style-name="P51">    <text:span text:style-name="T35">int n;</text:span></text:p>
      <text:p text:style-name="P51">    <text:span text:style-name="T35">std::vector&lt;int&gt; array;</text:span></text:p>
      <text:p text:style-name="P42">}Application;</text:p>
      <text:p text:style-name="P50"/>
      <text:p text:style-name="P42">int app_run(Application&amp; app);</text:p>
      <text:p text:style-name="P42">bool app_begin(Application&amp; app);</text:p>
      <text:p text:style-name="P42">bool app_process(Application&amp; app);</text:p>
      <text:p text:style-name="P42">bool app_end(Application&amp; app);</text:p>
      <text:p text:style-name="P50"/>
      <text:p text:style-name="P42">#endif //NNTU_APPLICATION_H</text:p>
      <text:p text:style-name="P43"/>
      <text:p text:style-name="P64">Файл <text:span text:style-name="T17">application.cpp</text:span></text:p>
      <text:p text:style-name="P47"><text:span text:style-name="T17">#include "application.h"</text:span></text:p>
      <text:p text:style-name="P51"/>
      <text:p text:style-name="P42">int app_run(Application&amp; app){</text:p>
      <text:p text:style-name="P51">    <text:span text:style-name="T35">app_begin(app);</text:span></text:p>
      <text:p text:style-name="P51">    <text:span text:style-name="T35">app_process(app);</text:span></text:p>
      <text:p text:style-name="P51">    <text:span text:style-name="T35">app_end(app);</text:span></text:p>
      <text:p text:style-name="P51">    <text:span text:style-name="T35">return 0;</text:span></text:p>
      <text:p text:style-name="P42">}</text:p>
      <text:p text:style-name="P50"><text:soft-page-break/></text:p>
      <text:p text:style-name="P42">bool app_begin(Application&amp; app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50"/>
      <text:p text:style-name="P42">bool app_process(Application&amp; app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50"/>
      <text:p text:style-name="P42">bool app_end(Application&amp; app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62"><text:span text:style-name="T17"/></text:p>
      <text:p text:style-name="P64">Файл <text:span text:style-name="T17">vector.h</text:span></text:p>
      <text:p text:style-name="P47"><text:span text:style-name="T17">#ifndef NNTU_VECTOR_H</text:span></text:p>
      <text:p text:style-name="P42">#define NNTU_VECTOR_H</text:p>
      <text:p text:style-name="P50"/>
      <text:p text:style-name="P42">#include &lt;vector&gt;</text:p>
      <text:p text:style-name="P42">#include &lt;iostream&gt;</text:p>
      <text:p text:style-name="P50"/>
      <text:p text:style-name="P42">bool vector_push(std::vector&lt;int&gt;&amp; vector, int value);</text:p>
      <text:p text:style-name="P42">bool vector_erase(std::vector&lt;int&gt;&amp; vector, int index);</text:p>
      <text:p text:style-name="P42">bool vector_display(std::vector&lt;int&gt;&amp; vector);</text:p>
      <text:p text:style-name="P42">int vector_size(std::vector&lt;int&gt;&amp; vector);</text:p>
      <text:p text:style-name="P50"/>
      <text:p text:style-name="P42">#endif //NNTU_VECTOR_H</text:p>
      <text:p text:style-name="P43"/>
      <text:p text:style-name="P64">Файл <text:span text:style-name="T17">vector.cpp</text:span></text:p>
      <text:p text:style-name="P47"><text:span text:style-name="T17">#include "vector.h"</text:span></text:p>
      <text:p text:style-name="P50"/>
      <text:p text:style-name="P42">int vector_size(std::vector&lt;int&gt;&amp; vector){</text:p>
      <text:p text:style-name="P51"><text:span text:style-name="T35"/></text:p>
      <text:p text:style-name="P42">}</text:p>
      <text:p text:style-name="P50"/>
      <text:p text:style-name="P42">bool vector_push(std::vector&lt;int&gt;&amp; vector, int value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50"><text:soft-page-break/></text:p>
      <text:p text:style-name="P42">bool vector_erase(std::vector&lt;int&gt;&amp; vector, int index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50"/>
      <text:p text:style-name="P42">bool vector_display(std::vector&lt;int&gt;&amp; vector){</text:p>
      <text:p text:style-name="P51"><text:span text:style-name="T35"/></text:p>
      <text:p text:style-name="P51">    <text:span text:style-name="T35">return true;</text:span></text:p>
      <text:p text:style-name="P42">}</text:p>
      <text:p text:style-name="P62"><text:span text:style-name="T17"/></text:p>
      <text:h text:style-name="P8" text:outline-level="2" text:is-list-header="true"><text:bookmark-start text:name="__RefHeading___Toc4433_1917984385"/>Версия 0.1<text:bookmark-end text:name="__RefHeading___Toc4433_1917984385"/></text:h>
      <text:p text:style-name="P58">Файл <text:span text:style-name="T17">main.cpp</text:span></text:p>
      <text:p text:style-name="P42">#include &lt;iostream&gt;</text:p>
      <text:p text:style-name="P51"><text:span text:style-name="T35"/></text:p>
      <text:p text:style-name="P51"><text:span text:style-name="T35">int main(){</text:span></text:p>
      <text:p text:style-name="P50"/>
      <text:p text:style-name="P51"><text:span text:style-name="T35">    std::cout &lt;&lt; "Array shortener program!" &lt;&lt; std::endl;</text:span></text:p>
      <text:p text:style-name="P51"/>
      <text:p text:style-name="P51">    <text:span text:style-name="T35">return </text:span><text:span text:style-name="T36">0</text:span><text:span text:style-name="T35">;</text:span></text:p>
      <text:p text:style-name="P42">}</text:p>
      <text:p text:style-name="P65"><text:span text:style-name="T17"/></text:p>
      <text:p text:style-name="P64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5909in" fo:margin-right="0.5902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55</meta:editing-cycles>
    <meta:creation-date>2024-09-14T09:58:00</meta:creation-date>
    <dc:date>2024-11-22T22:12:35.791000000</dc:date>
    <meta:editing-duration>PT11H31M58S</meta:editing-duration>
    <meta:generator>LibreOffice/24.2.3.2$Windows_X86_64 LibreOffice_project/433d9c2ded56988e8a90e6b2e771ee4e6a5ab2ba</meta:generator>
    <meta:print-date>2024-11-22T22:12:19.135000000</meta:print-date>
    <meta:printed-by>Файлы PDF</meta:printed-by>
    <meta:document-statistic meta:table-count="0" meta:image-count="0" meta:object-count="1" meta:page-count="13" meta:paragraph-count="211" meta:word-count="831" meta:character-count="7179" meta:non-whitespace-character-count="621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